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w Cen MT" svg:font-family="'Tw Cen MT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53cm" fo:min-width="5.2cm"/>
    </style:style>
    <style:style style:name="gr2" style:family="graphic" style:parent-style-name="standard">
      <style:graphic-properties draw:stroke="none" draw:fill="none" fo:min-height="1.381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861cm"/>
      <style:paragraph-properties style:writing-mode="lr-tb"/>
    </style:style>
    <style:style style:name="gr5" style:family="graphic" style:parent-style-name="standard">
      <style:graphic-properties svg:stroke-color="#464749" draw:fill="solid" draw:fill-color="#d1d3d4"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48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0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09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381cm"/>
      <style:paragraph-properties style:writing-mode="lr-tb"/>
    </style:style>
    <style:style style:name="gr10" style:family="graphic" style:parent-style-name="standard">
      <style:graphic-properties svg:stroke-color="#464749" draw:fill="solid" draw:fill-color="#d1d3d4" draw:textarea-horizontal-align="justify" draw:textarea-vertical-align="middle" draw:auto-grow-height="false" fo:min-height="0.549cm" fo:min-width="0.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02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976cm"/>
      <style:paragraph-properties style:writing-mode="lr-tb"/>
    </style:style>
    <style:style style:name="gr13" style:family="graphic" style:parent-style-name="standard">
      <style:graphic-properties svg:stroke-color="#464749" draw:fill="solid" draw:fill-color="#d1d3d4" draw:textarea-horizontal-align="justify" draw:textarea-vertical-align="middle" draw:auto-grow-height="false" fo:min-height="1.45cm" fo:min-width="0.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Tw Cen MT" fo:font-size="12pt" style:font-size-asian="12pt" style:font-size-complex="12pt"/>
    </style:style>
    <style:style style:name="P5" style:family="paragraph">
      <loext:graphic-properties draw:fill="solid" draw:fill-color="#d1d3d4"/>
      <style:paragraph-properties fo:text-align="center"/>
      <style:text-properties style:font-name="Tw Cen MT" fo:font-size="8pt" style:font-size-asian="8pt" style:font-size-complex="8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12pt" style:font-size-asian="12pt" style:font-size-complex="12pt"/>
    </style:style>
    <style:style style:name="T3" style:family="text">
      <style:text-properties style:font-name="Tw Cen M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6.7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4cm" svg:height="1.631cm" svg:x="0.4cm" svg:y="0.3cm">
          <draw:text-box>
            <text:p text:style-name="P2"><text:span text:style-name="T1">xCORE </text:span></text:p>
            <text:p text:style-name="P2"><text:span text:style-name="T1">device</text:span></text:p>
          </draw:text-box>
        </draw:frame>
        <draw:line draw:style-name="gr3" draw:text-style-name="P3" draw:layer="layout" svg:x1="5.4cm" svg:y1="1.517cm" svg:x2="8.8cm" svg:y2="1.517cm">
          <text:p/>
        </draw:line>
        <draw:frame draw:style-name="gr4" draw:text-style-name="P4" draw:layer="layout" svg:width="1.361cm" svg:height="0.717cm" svg:x="7.739cm" svg:y="0.9cm">
          <draw:text-box>
            <text:p><text:span text:style-name="T2">BCLK</text:span></text:p>
          </draw:text-box>
        </draw:frame>
        <draw:custom-shape draw:style-name="gr5" draw:text-style-name="P5" draw:layer="layout" svg:width="0.8cm" svg:height="0.799cm" svg:x="4.6cm" svg:y="1.118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4cm" svg:y1="2.417cm" svg:x2="8.8cm" svg:y2="2.417cm">
          <text:p/>
        </draw:line>
        <draw:frame draw:style-name="gr6" draw:text-style-name="P4" draw:layer="layout" svg:width="1.984cm" svg:height="0.717cm" svg:x="7.739cm" svg:y="1.8cm">
          <draw:text-box>
            <text:p><text:span text:style-name="T2">DOUT[0]</text:span></text:p>
          </draw:text-box>
        </draw:frame>
        <draw:custom-shape draw:style-name="gr5" draw:text-style-name="P5" draw:layer="layout" svg:width="0.8cm" svg:height="0.799cm" svg:x="4.6cm" svg:y="2.018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4cm" svg:y1="3.317cm" svg:x2="8.8cm" svg:y2="3.317cm">
          <text:p/>
        </draw:line>
        <draw:frame draw:style-name="gr7" draw:text-style-name="P4" draw:layer="layout" svg:width="3.503cm" svg:height="0.717cm" svg:x="7.739cm" svg:y="2.7cm">
          <draw:text-box>
            <text:p><text:span text:style-name="T2">DOUT[num_out-1]</text:span></text:p>
          </draw:text-box>
        </draw:frame>
        <draw:custom-shape draw:style-name="gr5" draw:text-style-name="P5" draw:layer="layout" svg:width="0.8cm" svg:height="0.799cm" svg:x="4.6cm" svg:y="2.918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4cm" svg:y1="4.217cm" svg:x2="8.8cm" svg:y2="4.217cm">
          <text:p/>
        </draw:line>
        <draw:frame draw:style-name="gr8" draw:text-style-name="P4" draw:layer="layout" svg:width="1.594cm" svg:height="0.717cm" svg:x="7.739cm" svg:y="3.6cm">
          <draw:text-box>
            <text:p><text:span text:style-name="T2">DIN[0]</text:span></text:p>
          </draw:text-box>
        </draw:frame>
        <draw:custom-shape draw:style-name="gr5" draw:text-style-name="P5" draw:layer="layout" svg:width="0.8cm" svg:height="0.799cm" svg:x="4.6cm" svg:y="3.818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4cm" svg:y1="5.117cm" svg:x2="8.8cm" svg:y2="5.117cm">
          <text:p/>
        </draw:line>
        <draw:frame draw:style-name="gr9" draw:text-style-name="P4" draw:layer="layout" svg:width="2.881cm" svg:height="0.717cm" svg:x="7.739cm" svg:y="4.5cm">
          <draw:text-box>
            <text:p><text:span text:style-name="T2">DIN[num_in-1]</text:span></text:p>
          </draw:text-box>
        </draw:frame>
        <draw:custom-shape draw:style-name="gr10" draw:text-style-name="P5" draw:layer="layout" svg:width="0.8cm" svg:height="0.799cm" svg:x="4.6cm" svg:y="4.718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4cm" svg:y1="6.017cm" svg:x2="8.8cm" svg:y2="6.017cm">
          <text:p/>
        </draw:line>
        <draw:frame draw:style-name="gr11" draw:text-style-name="P4" draw:layer="layout" svg:width="1.522cm" svg:height="0.717cm" svg:x="7.739cm" svg:y="5.4cm">
          <draw:text-box>
            <text:p><text:span text:style-name="T2">LRCLK</text:span></text:p>
          </draw:text-box>
        </draw:frame>
        <draw:custom-shape draw:style-name="gr10" draw:text-style-name="P5" draw:layer="layout" svg:width="0.8cm" svg:height="0.799cm" svg:x="4.6cm" svg:y="5.618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361cm" svg:height="0.717cm" svg:x="8.6cm" svg:y="2.117cm">
          <draw:text-box>
            <text:p><text:span text:style-name="T2">...</text:span></text:p>
          </draw:text-box>
        </draw:frame>
        <draw:frame draw:style-name="gr4" draw:text-style-name="P4" draw:layer="layout" svg:width="1.361cm" svg:height="0.717cm" svg:x="8.6cm" svg:y="3.917cm">
          <draw:text-box>
            <text:p><text:span text:style-name="T2">...</text:span></text:p>
          </draw:text-box>
        </draw:frame>
        <draw:line draw:style-name="gr3" draw:text-style-name="P3" draw:layer="layout" svg:x1="5.4cm" svg:y1="0.617cm" svg:x2="8.8cm" svg:y2="0.617cm">
          <text:p/>
        </draw:line>
        <draw:frame draw:style-name="gr12" draw:text-style-name="P4" draw:layer="layout" svg:width="1.476cm" svg:height="0.717cm" svg:x="7.739cm" svg:y="0cm">
          <draw:text-box>
            <text:p><text:span text:style-name="T2">MCLK</text:span></text:p>
          </draw:text-box>
        </draw:frame>
        <draw:custom-shape draw:style-name="gr5" draw:text-style-name="P5" draw:layer="layout" svg:width="0.8cm" svg:height="0.799cm" svg:x="4.6cm" svg:y="0.218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8cm" svg:height="1.7cm" svg:x="2.9cm" svg:y="2.017cm">
          <text:p text:style-name="P2"><text:span text:style-name="T3">4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0.853cm" svg:height="0.717cm" svg:x="3.747cm" svg:y="2.5cm">
          <draw:text-box>
            <text:p><text:span text:style-name="T2">or</text:span></text:p>
          </draw:text-box>
        </draw:frame>
        <draw:line draw:style-name="gr3" draw:text-style-name="P3" draw:layer="layout" svg:x1="4.6cm" svg:y1="2.417cm" svg:x2="3.7cm" svg:y2="2.417cm">
          <text:p/>
        </draw:line>
        <draw:line draw:style-name="gr3" draw:text-style-name="P3" draw:layer="layout" svg:x1="4.6cm" svg:y1="3.317cm" svg:x2="3.7cm" svg:y2="3.317cm">
          <text:p/>
        </draw:line>
        <draw:custom-shape draw:style-name="gr13" draw:text-style-name="P5" draw:layer="layout" svg:width="0.8cm" svg:height="1.7cm" svg:x="2.9cm" svg:y="3.817cm">
          <text:p text:style-name="P2"><text:span text:style-name="T3">4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0.853cm" svg:height="0.717cm" svg:x="3.747cm" svg:y="4.3cm">
          <draw:text-box>
            <text:p><text:span text:style-name="T2">or</text:span></text:p>
          </draw:text-box>
        </draw:frame>
        <draw:line draw:style-name="gr3" draw:text-style-name="P3" draw:layer="layout" svg:x1="4.6cm" svg:y1="4.217cm" svg:x2="3.7cm" svg:y2="4.217cm">
          <text:p/>
        </draw:line>
        <draw:line draw:style-name="gr3" draw:text-style-name="P3" draw:layer="layout" svg:x1="4.6cm" svg:y1="5.117cm" svg:x2="3.7cm" svg:y2="5.11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w Cen MT" svg:font-family="'Tw Cen M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24cm" fo:page-height="6.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3-07T17:18:39.501000000</dc:date>
    <meta:generator>LibreOffice/7.3.1.3$Windows_X86_64 LibreOffice_project/a69ca51ded25f3eefd52d7bf9a5fad8c90b87951</meta:generator>
    <meta:editing-duration>PT15M56S</meta:editing-duration>
    <meta:editing-cycles>8</meta:editing-cycles>
    <meta:document-statistic meta:object-count="33"/>
  </office:meta>
</office:document-meta>
</file>